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2790" officeooo:paragraph-rsid="001f2790"/>
    </style:style>
    <style:style style:name="P2" style:family="paragraph" style:parent-style-name="Standard">
      <style:text-properties officeooo:rsid="002065e8" officeooo:paragraph-rsid="002065e8"/>
    </style:style>
    <style:style style:name="P3" style:family="paragraph" style:parent-style-name="Standard">
      <style:text-properties officeooo:rsid="002254f3" officeooo:paragraph-rsid="002254f3"/>
    </style:style>
    <style:style style:name="P4" style:family="paragraph" style:parent-style-name="Standard">
      <style:text-properties officeooo:rsid="0022c9dd" officeooo:paragraph-rsid="0022c9dd"/>
    </style:style>
    <style:style style:name="P5" style:family="paragraph" style:parent-style-name="Standard">
      <style:text-properties officeooo:rsid="00288d1b" officeooo:paragraph-rsid="00293ff4"/>
    </style:style>
    <style:style style:name="P6" style:family="paragraph" style:parent-style-name="Standard">
      <style:text-properties officeooo:rsid="00293ff4" officeooo:paragraph-rsid="00293ff4"/>
    </style:style>
    <style:style style:name="P7" style:family="paragraph" style:parent-style-name="Standard" style:list-style-name="L1">
      <style:text-properties officeooo:rsid="0022c9dd" officeooo:paragraph-rsid="00293ff4"/>
    </style:style>
    <style:style style:name="P8" style:family="paragraph" style:parent-style-name="Standard" style:list-style-name="L1">
      <style:text-properties officeooo:rsid="0034816e" officeooo:paragraph-rsid="0034816e"/>
    </style:style>
    <style:style style:name="P9" style:family="paragraph" style:parent-style-name="Standard" style:list-style-name="L1">
      <style:text-properties officeooo:rsid="00348ec5" officeooo:paragraph-rsid="00348ec5"/>
    </style:style>
    <style:style style:name="P10" style:family="paragraph" style:parent-style-name="Standard" style:list-style-name="L1">
      <style:text-properties officeooo:rsid="0035d403" officeooo:paragraph-rsid="0035d403"/>
    </style:style>
    <style:style style:name="P11" style:family="paragraph" style:parent-style-name="Standard" style:list-style-name="L1">
      <style:text-properties officeooo:rsid="00378ef3" officeooo:paragraph-rsid="00378ef3"/>
    </style:style>
    <style:style style:name="P12" style:family="paragraph" style:parent-style-name="Standard" style:list-style-name="L2">
      <style:text-properties officeooo:rsid="00288d1b" officeooo:paragraph-rsid="00293ff4"/>
    </style:style>
    <style:style style:name="P13" style:family="paragraph" style:parent-style-name="Standard" style:list-style-name="L2">
      <style:text-properties officeooo:rsid="002f3777" officeooo:paragraph-rsid="002f3777"/>
    </style:style>
    <style:style style:name="P14" style:family="paragraph" style:parent-style-name="Standard" style:list-style-name="L2">
      <style:text-properties officeooo:rsid="002d955b" officeooo:paragraph-rsid="002d955b"/>
    </style:style>
    <style:style style:name="P15" style:family="paragraph" style:parent-style-name="Standard" style:list-style-name="L2">
      <style:text-properties officeooo:rsid="0031314a" officeooo:paragraph-rsid="0031314a"/>
    </style:style>
    <style:style style:name="P16" style:family="paragraph" style:parent-style-name="Standard" style:list-style-name="L3">
      <style:text-properties officeooo:rsid="001f479d" officeooo:paragraph-rsid="00293ff4"/>
    </style:style>
    <style:style style:name="P17" style:family="paragraph" style:parent-style-name="Standard" style:list-style-name="L3">
      <style:text-properties officeooo:rsid="0037ff16" officeooo:paragraph-rsid="0037ff16"/>
    </style:style>
    <style:style style:name="P18" style:family="paragraph" style:parent-style-name="Standard" style:list-style-name="L3">
      <style:text-properties officeooo:rsid="0038867b" officeooo:paragraph-rsid="0038867b"/>
    </style:style>
    <style:style style:name="P19" style:family="paragraph" style:parent-style-name="Standard" style:list-style-name="L3">
      <style:text-properties officeooo:rsid="003955e8" officeooo:paragraph-rsid="003955e8"/>
    </style:style>
    <style:style style:name="P20" style:family="paragraph" style:parent-style-name="Standard" style:list-style-name="L3">
      <style:text-properties officeooo:rsid="003a96ee" officeooo:paragraph-rsid="003a96ee"/>
    </style:style>
    <style:style style:name="P21" style:family="paragraph" style:parent-style-name="Standard" style:list-style-name="L3">
      <style:text-properties officeooo:rsid="003c1b89" officeooo:paragraph-rsid="003c1b89"/>
    </style:style>
    <style:style style:name="P22" style:family="paragraph" style:parent-style-name="Standard" style:list-style-name="L3">
      <style:text-properties officeooo:rsid="003c9c0e" officeooo:paragraph-rsid="003c9c0e"/>
    </style:style>
    <style:style style:name="P23" style:family="paragraph" style:parent-style-name="Standard" style:list-style-name="L3">
      <style:text-properties officeooo:rsid="003e2c71" officeooo:paragraph-rsid="003e2c71"/>
    </style:style>
    <style:style style:name="P24" style:family="paragraph" style:parent-style-name="Standard" style:list-style-name="L3">
      <style:text-properties officeooo:rsid="003f82a7" officeooo:paragraph-rsid="003f82a7"/>
    </style:style>
    <style:style style:name="P25" style:family="paragraph" style:parent-style-name="Standard" style:list-style-name="L3">
      <style:text-properties officeooo:rsid="004baa6d" officeooo:paragraph-rsid="004baa6d"/>
    </style:style>
    <style:style style:name="P26" style:family="paragraph" style:parent-style-name="Standard" style:list-style-name="L3">
      <style:text-properties officeooo:rsid="004c878b" officeooo:paragraph-rsid="004c878b"/>
    </style:style>
    <style:style style:name="P27" style:family="paragraph" style:parent-style-name="Standard" style:list-style-name="L3">
      <style:text-properties officeooo:rsid="004d2793" officeooo:paragraph-rsid="004d2793"/>
    </style:style>
    <style:style style:name="P28" style:family="paragraph" style:parent-style-name="Standard" style:list-style-name="L3">
      <style:text-properties officeooo:rsid="003f98e0" officeooo:paragraph-rsid="003f98e0"/>
    </style:style>
    <style:style style:name="P29" style:family="paragraph" style:parent-style-name="Standard" style:list-style-name="L3">
      <style:text-properties officeooo:rsid="004108d3" officeooo:paragraph-rsid="004108d3"/>
    </style:style>
    <style:style style:name="P30" style:family="paragraph" style:parent-style-name="Standard" style:list-style-name="L3">
      <style:text-properties officeooo:rsid="0044882d" officeooo:paragraph-rsid="0044882d"/>
    </style:style>
    <style:style style:name="P31" style:family="paragraph" style:parent-style-name="Standard" style:list-style-name="L3">
      <style:text-properties officeooo:rsid="0047f23d" officeooo:paragraph-rsid="0047f23d"/>
    </style:style>
    <style:style style:name="P32" style:family="paragraph" style:parent-style-name="Standard" style:list-style-name="L3">
      <style:text-properties officeooo:rsid="0049ec97" officeooo:paragraph-rsid="0049ec97"/>
    </style:style>
    <style:style style:name="P33" style:family="paragraph" style:parent-style-name="Standard" style:list-style-name="L3">
      <style:text-properties officeooo:rsid="0052154d" officeooo:paragraph-rsid="0052154d"/>
    </style:style>
    <style:style style:name="P34" style:family="paragraph" style:parent-style-name="Standard" style:list-style-name="L3">
      <style:text-properties officeooo:rsid="00527642" officeooo:paragraph-rsid="00527642"/>
    </style:style>
    <style:style style:name="P35" style:family="paragraph" style:parent-style-name="Standard">
      <style:text-properties officeooo:rsid="0053dfc6" officeooo:paragraph-rsid="0053dfc6"/>
    </style:style>
    <style:style style:name="P36" style:family="paragraph" style:parent-style-name="Standard" style:list-style-name="L4">
      <style:text-properties officeooo:rsid="0054944f" officeooo:paragraph-rsid="0054944f"/>
    </style:style>
    <style:style style:name="T1" style:family="text">
      <style:text-properties officeooo:rsid="00288d1b"/>
    </style:style>
    <style:style style:name="T2" style:family="text">
      <style:text-properties officeooo:rsid="0036b83d"/>
    </style:style>
    <style:style style:name="T3" style:family="text">
      <style:text-properties officeooo:rsid="004108d3"/>
    </style:style>
    <style:style style:name="T4" style:family="text">
      <style:text-properties officeooo:rsid="0041dd91"/>
    </style:style>
    <style:style style:name="T5" style:family="text">
      <style:text-properties officeooo:rsid="004a0943"/>
    </style:style>
    <style:style style:name="T6" style:family="text">
      <style:text-properties officeooo:rsid="004eec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ights:</text:p>
      <text:p text:style-name="P2"/>
      <text:list xml:id="list8756156035228447749" text:style-name="L1">
        <text:list-item>
          <text:p text:style-name="P7">Search for – Bil Pay, Self, CC, CBDT, </text:p>
        </text:list-item>
        <text:list-item>
          <text:p text:style-name="P7">57% of the transactions could not be mapped, 37% of the transactions found a self match (full or partial) in the chq.csa file. This file contained 6% of the total 36% unknown transactions.</text:p>
        </text:list-item>
        <text:list-item>
          <text:p text:style-name="P8">35% of MF transactions are known to be online.</text:p>
        </text:list-item>
        <text:list-item>
          <text:p text:style-name="P9">14.6% of the MF transactions are of SIP and 78% are of general purchase and not new purchases</text:p>
        </text:list-item>
        <text:list-item>
          <text:p text:style-name="P10">The number of MF transactions per month is on continuous rise from begin to end of year on a monthly basis. Why? <text:span text:style-name="T2">On an average 28K MF transactions per month.</text:span></text:p>
        </text:list-item>
        <text:list-item>
          <text:p text:style-name="P11">Large jump in the number of users doing MF transactions starting september</text:p>
        </text:list-item>
        <text:list-item>
          <text:p text:style-name="P11"/>
        </text:list-item>
      </text:list>
      <text:p text:style-name="P4"/>
      <text:p text:style-name="P5">Action Items:</text:p>
      <text:list xml:id="list7809861036473025421" text:style-name="L2">
        <text:list-item>
          <text:p text:style-name="P12">We need to understand how the HDFC team could label certain transactions of the CHQ table to be from a particular financial product (e.g. loan, insurance, cc) of another bank. Can we do the same in case of other unknown transactions? Might require some world data on financial products like insurance companies, banks, etc.</text:p>
        </text:list-item>
        <text:list-item>
          <text:p text:style-name="P12">More world data we need?</text:p>
          <text:list>
            <text:list-item>
              <text:p text:style-name="P13">Trust/foundation </text:p>
            </text:list-item>
            <text:list-item>
              <text:p text:style-name="P13">Travels </text:p>
            </text:list-item>
            <text:list-item>
              <text:p text:style-name="P13">jewellers </text:p>
            </text:list-item>
            <text:list-item>
              <text:p text:style-name="P13">hotels &amp; resorts </text:p>
            </text:list-item>
            <text:list-item>
              <text:p text:style-name="P13">institution </text:p>
            </text:list-item>
            <text:list-item>
              <text:p text:style-name="P13">real estate </text:p>
            </text:list-item>
            <text:list-item>
              <text:p text:style-name="P13">finance </text:p>
            </text:list-item>
            <text:list-item>
              <text:p text:style-name="P13">club </text:p>
            </text:list-item>
            <text:list-item>
              <text:p text:style-name="P13">media </text:p>
            </text:list-item>
            <text:list-item>
              <text:p text:style-name="P13">pharma &amp; healthcare </text:p>
            </text:list-item>
            <text:list-item>
              <text:p text:style-name="P13">broking &amp; securities</text:p>
            </text:list-item>
          </text:list>
        </text:list-item>
        <text:list-item>
          <text:p text:style-name="P14">Could there be more simple way of categorising the transactions on the type of spending using the keywords-</text:p>
          <text:list>
            <text:list-item>
              <text:p text:style-name="P14">Jewellery</text:p>
            </text:list-item>
            <text:list-item>
              <text:p text:style-name="P15">Club</text:p>
            </text:list-item>
            <text:list-item>
              <text:p text:style-name="P15">Media</text:p>
            </text:list-item>
            <text:list-item>
              <text:p text:style-name="P15"/>
            </text:list-item>
          </text:list>
        </text:list-item>
      </text:list>
      <text:p text:style-name="P6"><text:tab/></text:p>
      <text:p text:style-name="P1">Action Items<text:span text:style-name="T1">(self)</text:span>:</text:p>
      <text:list xml:id="list7427790426569316952" text:style-name="L3">
        <text:list-item>
          <text:p text:style-name="P16">Find which of the menmonics have transaction detail information from the cheque and which one's do not have? Can we get the information of the one's absent by extrapolating the ones for which the info is present?</text:p>
        </text:list-item>
        <text:list-item>
          <text:p text:style-name="P16">Need to be aware of the new worlds data that is required for HDFC using the mnemonic descriptions of the unknown transactions.</text:p>
        </text:list-item>
        <text:list-item>
          <text:p text:style-name="P16">Revisit the assigning of the type, given that for a lot of current 'unknown' transactions could be assigned to some kind of spending, using the world data.</text:p>
        </text:list-item>
        <text:list-item>
          <text:p text:style-name="P17">The data we have could be categorised in one of the following categories:</text:p>
          <text:list>
            <text:list-item>
              <text:p text:style-name="P17">Campaign response data</text:p>
            </text:list-item>
            <text:list-item>
              <text:p text:style-name="P17">Financial Transactions</text:p>
            </text:list-item>
            <text:list-item>
              <text:p text:style-name="P17">Non financial transactions</text:p>
            </text:list-item>
            <text:list-item>
              <text:p text:style-name="P17">Product holdings</text:p>
            </text:list-item>
          </text:list>
        </text:list-item>
        <text:list-item>
          <text:p text:style-name="P18">How to bring in context</text:p>
          <text:list>
            <text:list-item>
              <text:p text:style-name="P18"><text:soft-page-break/>One way could be to segment on the type of usage and state of account</text:p>
            </text:list-item>
            <text:list-item>
              <text:p text:style-name="P19">Event based – uexpected transactions amounts, etc., any others?</text:p>
            </text:list-item>
          </text:list>
        </text:list-item>
        <text:list-item>
          <text:p text:style-name="P20">Problems to overcome</text:p>
          <text:list>
            <text:list-item>
              <text:p text:style-name="P20">Using continuous vatiables in a better way than simple tiling</text:p>
            </text:list-item>
            <text:list-item>
              <text:p text:style-name="P20">Segments which are meaningful</text:p>
              <text:list>
                <text:list-item>
                  <text:p text:style-name="P20">ARM/model within segments could bring out more patterns</text:p>
                </text:list-item>
                <text:list-item>
                  <text:p text:style-name="P20">Segments if large enough could behave inpendently to produce separate kind of model for each</text:p>
                </text:list-item>
                <text:list-item>
                  <text:p text:style-name="P21">Segments for context</text:p>
                </text:list-item>
              </text:list>
            </text:list-item>
            <text:list-item>
              <text:p text:style-name="P22">ARM rules to be made meaningfully exclusive of the users.</text:p>
            </text:list-item>
          </text:list>
        </text:list-item>
        <text:list-item>
          <text:p text:style-name="P23">What is the best way to treat each of the products and transactions within?</text:p>
          <text:list>
            <text:list-item>
              <text:p text:style-name="P23">Loans- <text:s/>Auto, House, personal - C, EMI –</text:p>
            </text:list-item>
            <text:list-item>
              <text:p text:style-name="P24">Insurance- <text:span text:style-name="T5">general, life, medical – payments, renewal</text:span></text:p>
            </text:list-item>
            <text:list-item>
              <text:p text:style-name="P25">TD/FD- <text:span text:style-name="T6">Long term, Short term</text:span> – Interest, Periodic Investment,liquidation, renewal</text:p>
            </text:list-item>
            <text:list-item>
              <text:p text:style-name="P25">Stocks – MF,Trading,FX – Buy, Sell, dividend</text:p>
            </text:list-item>
            <text:list-item>
              <text:p text:style-name="P26">Sweep A/C – NA – From savings, to savings, closing, opening</text:p>
            </text:list-item>
            <text:list-item>
              <text:p text:style-name="P27">Digital Access – IB, PB -</text:p>
            </text:list-item>
            <text:list-item>
              <text:p text:style-name="P27">Convenience Products – Bill pay</text:p>
            </text:list-item>
          </text:list>
        </text:list-item>
        <text:list-item>
          <text:p text:style-name="P28">Building contextual segments from regression models.</text:p>
        </text:list-item>
        <text:list-item>
          <text:p text:style-name="P28">Choosing variables high on principal components (or possibly very low also?) <text:span text:style-name="T3">and build segments to work with</text:span></text:p>
          <text:list>
            <text:list-item>
              <text:p text:style-name="P29">Can we use such an approach to bin continuous variables in a better way?</text:p>
            </text:list-item>
            <text:list-item>
              <text:p text:style-name="P29">Can such variables be used for other models than A<text:span text:style-name="T4">R</text:span>M?</text:p>
            </text:list-item>
          </text:list>
        </text:list-item>
        <text:list-item>
          <text:p text:style-name="P30">Think of ways to capture primary vs secondary account</text:p>
          <text:list>
            <text:list-item>
              <text:p text:style-name="P30">% of money sent to other bank accounts of self</text:p>
            </text:list-item>
          </text:list>
        </text:list-item>
        <text:list-item>
          <text:p text:style-name="P31">How to bring context using methods of the sort kmeans/PCA and also improve the model performance at the same time?</text:p>
        </text:list-item>
        <text:list-item>
          <text:p text:style-name="P32">Better ways of capturing the interactions between variables?</text:p>
          <text:list>
            <text:list-item>
              <text:p text:style-name="P32">We have been using ratios and bins on the ratios</text:p>
            </text:list-item>
          </text:list>
        </text:list-item>
        <text:list-item>
          <text:p text:style-name="P33">Transactions Others</text:p>
          <text:list>
            <text:list-item>
              <text:p text:style-name="P34">Cash</text:p>
            </text:list-item>
            <text:list-item>
              <text:p text:style-name="P34">Self – Cash, Other A/c</text:p>
            </text:list-item>
            <text:list-item>
              <text:p text:style-name="P34">TPT to others</text:p>
            </text:list-item>
            <text:list-item>
              <text:p text:style-name="P34"/>
            </text:list-item>
          </text:list>
        </text:list-item>
      </text:list>
      <text:p text:style-name="P3"/>
      <text:p text:style-name="P35">Variables:</text:p>
      <text:list xml:id="list4791663408236149606" text:style-name="L4">
        <text:list-item>
          <text:p text:style-name="P36">DRT on product holdings for dimensions</text:p>
          <text:list>
            <text:list-item>
              <text:p text:style-name="P36">pincode</text:p>
            </text:list-item>
            <text:list-item>
              <text:p text:style-name="P36">city</text:p>
            </text:list-item>
            <text:list-item>
              <text:p text:style-name="P36">region</text:p>
            </text:list-item>
          </text:list>
        </text:list-item>
        <text:list-item>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4:52:32.646221174</meta:creation-date>
    <dc:date>2015-02-26T10:49:12.543392465</dc:date>
    <meta:editing-duration>PT6H13M13S</meta:editing-duration>
    <meta:editing-cycles>52</meta:editing-cycles>
    <meta:generator>LibreOffice/4.1.3.2$Linux_X86_64 LibreOffice_project/410m0$Build-2</meta:generator>
    <dc:creator>3LOQ </dc:creator>
    <meta:document-statistic meta:table-count="0" meta:image-count="0" meta:object-count="0" meta:page-count="2" meta:paragraph-count="75" meta:word-count="655" meta:character-count="3669" meta:non-whitespace-character-count="3129"/>
  </office:meta>
</office:document-meta>
</file>